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6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950" calcext:value-type="float">
            <text:p>395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8830" calcext:value-type="float">
            <text:p>883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5819" calcext:value-type="float">
            <text:p>15819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3234" calcext:value-type="float">
            <text:p>23234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4788" calcext:value-type="float">
            <text:p>34788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6551" calcext:value-type="float">
            <text:p>46551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6809" calcext:value-type="float">
            <text:p>668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79" calcext:value-type="float">
            <text:p>117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941" calcext:value-type="float">
            <text:p>394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0715" calcext:value-type="float">
            <text:p>10715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5358" calcext:value-type="float">
            <text:p>15358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3564" calcext:value-type="float">
            <text:p>23564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6303" calcext:value-type="float">
            <text:p>3630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7282" calcext:value-type="float">
            <text:p>47282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4355" calcext:value-type="float">
            <text:p>643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310" calcext:value-type="float">
            <text:p>431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8911" calcext:value-type="float">
            <text:p>8911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6349" calcext:value-type="float">
            <text:p>16349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3517" calcext:value-type="float">
            <text:p>23517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4044" calcext:value-type="float">
            <text:p>3404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3917" calcext:value-type="float">
            <text:p>53917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6095" calcext:value-type="float">
            <text:p>660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53" calcext:value-type="float">
            <text:p>115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066" calcext:value-type="float">
            <text:p>406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9266" calcext:value-type="float">
            <text:p>926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4869" calcext:value-type="float">
            <text:p>14869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5529" calcext:value-type="float">
            <text:p>25529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3951" calcext:value-type="float">
            <text:p>3395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6580" calcext:value-type="float">
            <text:p>46580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5883" calcext:value-type="float">
            <text:p>658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973" calcext:value-type="float">
            <text:p>397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9435" calcext:value-type="float">
            <text:p>9435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6809" calcext:value-type="float">
            <text:p>16809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780" calcext:value-type="float">
            <text:p>24780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4576" calcext:value-type="float">
            <text:p>3457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6731" calcext:value-type="float">
            <text:p>46731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3661" calcext:value-type="float">
            <text:p>63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985" calcext:value-type="float">
            <text:p>3985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8889" calcext:value-type="float">
            <text:p>8889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6494" calcext:value-type="float">
            <text:p>16494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983" calcext:value-type="float">
            <text:p>24983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4621" calcext:value-type="float">
            <text:p>3462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6843" calcext:value-type="float">
            <text:p>46843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1241" calcext:value-type="float">
            <text:p>61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255" calcext:value-type="float">
            <text:p>4255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8607" calcext:value-type="float">
            <text:p>8607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5141" calcext:value-type="float">
            <text:p>1514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407" calcext:value-type="float">
            <text:p>24407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4051" calcext:value-type="float">
            <text:p>3405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7620" calcext:value-type="float">
            <text:p>47620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1753" calcext:value-type="float">
            <text:p>617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732" calcext:value-type="float">
            <text:p>4732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8710" calcext:value-type="float">
            <text:p>871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4941" calcext:value-type="float">
            <text:p>1494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3406" calcext:value-type="float">
            <text:p>23406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3759" calcext:value-type="float">
            <text:p>3375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6932" calcext:value-type="float">
            <text:p>56932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1231" calcext:value-type="float">
            <text:p>612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949" calcext:value-type="float">
            <text:p>4949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8707" calcext:value-type="float">
            <text:p>8707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5174" calcext:value-type="float">
            <text:p>15174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847" calcext:value-type="float">
            <text:p>24847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4516" calcext:value-type="float">
            <text:p>3451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033" calcext:value-type="float">
            <text:p>50033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2177" calcext:value-type="float">
            <text:p>621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233" calcext:value-type="float">
            <text:p>423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8492" calcext:value-type="float">
            <text:p>8492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5377" calcext:value-type="float">
            <text:p>15377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3679" calcext:value-type="float">
            <text:p>23679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4080" calcext:value-type="float">
            <text:p>3408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6631" calcext:value-type="float">
            <text:p>46631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7286" calcext:value-type="float">
            <text:p>67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51" calcext:value-type="float">
            <text:p>115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8467" calcext:value-type="float">
            <text:p>8467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6176" calcext:value-type="float">
            <text:p>1617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3319" calcext:value-type="float">
            <text:p>23319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6610" calcext:value-type="float">
            <text:p>3661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1009" calcext:value-type="float">
            <text:p>51009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7034" calcext:value-type="float">
            <text:p>67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058" calcext:value-type="float">
            <text:p>405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8485" calcext:value-type="float">
            <text:p>8485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5205" calcext:value-type="float">
            <text:p>1520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524" calcext:value-type="float">
            <text:p>24524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6044" calcext:value-type="float">
            <text:p>3604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9971" calcext:value-type="float">
            <text:p>49971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4712" calcext:value-type="float">
            <text:p>647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76" calcext:value-type="float">
            <text:p>1176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067" calcext:value-type="float">
            <text:p>4067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8508" calcext:value-type="float">
            <text:p>8508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4807" calcext:value-type="float">
            <text:p>14807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6462" calcext:value-type="float">
            <text:p>26462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3821" calcext:value-type="float">
            <text:p>3382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8739" calcext:value-type="float">
            <text:p>48739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3492" calcext:value-type="float">
            <text:p>634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61" calcext:value-type="float">
            <text:p>116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038" calcext:value-type="float">
            <text:p>403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9362" calcext:value-type="float">
            <text:p>9362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5148" calcext:value-type="float">
            <text:p>15148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3137" calcext:value-type="float">
            <text:p>23137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4697" calcext:value-type="float">
            <text:p>3469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7691" calcext:value-type="float">
            <text:p>47691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6704" calcext:value-type="float">
            <text:p>667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959" calcext:value-type="float">
            <text:p>3959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9376" calcext:value-type="float">
            <text:p>937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16491" calcext:value-type="float">
            <text:p>1649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3329" calcext:value-type="float">
            <text:p>23329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8881" calcext:value-type="float">
            <text:p>3888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8792" calcext:value-type="float">
            <text:p>48792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68786" calcext:value-type="float">
            <text:p>687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UM([.B1:.B15])/15" office:value-type="float" office:value="34.4666666666667" calcext:value-type="float">
            <text:p>34,4666666666667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SUM([.E1:.E15])/15" office:value-type="float" office:value="1193.46666666667" calcext:value-type="float">
            <text:p>1193,46666666667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SUM([.H1:.H15])/15" office:value-type="float" office:value="4178.93333333333" calcext:value-type="float">
            <text:p>4178,93333333333</text:p>
          </table:table-cell>
          <table:table-cell/>
          <table:table-cell office:value-type="float" office:value="2200" calcext:value-type="float">
            <text:p>2200</text:p>
          </table:table-cell>
          <table:table-cell table:formula="of:=SUM([.K1:.K15])/15" office:value-type="float" office:value="8984" calcext:value-type="float">
            <text:p>8984</text:p>
          </table:table-cell>
          <table:table-cell/>
          <table:table-cell office:value-type="float" office:value="2900" calcext:value-type="float">
            <text:p>2900</text:p>
          </table:table-cell>
          <table:table-cell table:formula="of:=SUM([.N1:.N15])/15" office:value-type="float" office:value="15610.5333333333" calcext:value-type="float">
            <text:p>15610,5333333333</text:p>
          </table:table-cell>
          <table:table-cell/>
          <table:table-cell office:value-type="float" office:value="3600" calcext:value-type="float">
            <text:p>3600</text:p>
          </table:table-cell>
          <table:table-cell table:formula="of:=SUM([.Q1:.Q15])/15" office:value-type="float" office:value="24181.1333333333" calcext:value-type="float">
            <text:p>24181,1333333333</text:p>
          </table:table-cell>
          <table:table-cell/>
          <table:table-cell office:value-type="float" office:value="4300" calcext:value-type="float">
            <text:p>4300</text:p>
          </table:table-cell>
          <table:table-cell table:formula="of:=SUM([.T1:.T15])/15" office:value-type="float" office:value="34982.8" calcext:value-type="float">
            <text:p>34982,8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W1:.W15])/15" office:value-type="float" office:value="49021.4666666667" calcext:value-type="float">
            <text:p>49021,4666666667</text:p>
          </table:table-cell>
          <table:table-cell/>
          <table:table-cell office:value-type="float" office:value="5700" calcext:value-type="float">
            <text:p>5700</text:p>
          </table:table-cell>
          <table:table-cell table:formula="of:=SUM([.Z1:.Z15])/15" office:value-type="float" office:value="64747.9333333333" calcext:value-type="float">
            <text:p>64747,9333333333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78422" calcext:value-type="float">
            <text:p>7842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98478" calcext:value-type="float">
            <text:p>98478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7573" calcext:value-type="float">
            <text:p>127573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65941" calcext:value-type="float">
            <text:p>165941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93687" calcext:value-type="float">
            <text:p>193687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46098" calcext:value-type="float">
            <text:p>246098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28079" calcext:value-type="float">
            <text:p>228079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87903" calcext:value-type="float">
            <text:p>287903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37710" calcext:value-type="float">
            <text:p>33771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8656" calcext:value-type="float">
            <text:p>88656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15125" calcext:value-type="float">
            <text:p>115125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47074" calcext:value-type="float">
            <text:p>14707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57128" calcext:value-type="float">
            <text:p>157128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72790" calcext:value-type="float">
            <text:p>172790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98790" calcext:value-type="float">
            <text:p>198790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41035" calcext:value-type="float">
            <text:p>241035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319286" calcext:value-type="float">
            <text:p>319286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71772" calcext:value-type="float">
            <text:p>37177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78135" calcext:value-type="float">
            <text:p>78135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5844" calcext:value-type="float">
            <text:p>105844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1944" calcext:value-type="float">
            <text:p>121944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2856" calcext:value-type="float">
            <text:p>142856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77074" calcext:value-type="float">
            <text:p>177074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00199" calcext:value-type="float">
            <text:p>200199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74335" calcext:value-type="float">
            <text:p>274335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69702" calcext:value-type="float">
            <text:p>269702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76911" calcext:value-type="float">
            <text:p>37691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2246" calcext:value-type="float">
            <text:p>82246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1399" calcext:value-type="float">
            <text:p>10139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31865" calcext:value-type="float">
            <text:p>131865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6134" calcext:value-type="float">
            <text:p>146134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69232" calcext:value-type="float">
            <text:p>169232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25281" calcext:value-type="float">
            <text:p>225281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36344" calcext:value-type="float">
            <text:p>236344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308060" calcext:value-type="float">
            <text:p>3080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26773" calcext:value-type="float">
            <text:p>32677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3666" calcext:value-type="float">
            <text:p>83666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9575" calcext:value-type="float">
            <text:p>109575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0161" calcext:value-type="float">
            <text:p>120161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4621" calcext:value-type="float">
            <text:p>144621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73272" calcext:value-type="float">
            <text:p>173272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01686" calcext:value-type="float">
            <text:p>201686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31061" calcext:value-type="float">
            <text:p>231061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99943" calcext:value-type="float">
            <text:p>299943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35023" calcext:value-type="float">
            <text:p>33502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0237" calcext:value-type="float">
            <text:p>90237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2642" calcext:value-type="float">
            <text:p>102642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3886" calcext:value-type="float">
            <text:p>123886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2973" calcext:value-type="float">
            <text:p>142973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79202" calcext:value-type="float">
            <text:p>179202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99923" calcext:value-type="float">
            <text:p>199923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80191" calcext:value-type="float">
            <text:p>280191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60528" calcext:value-type="float">
            <text:p>260528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37943" calcext:value-type="float">
            <text:p>33794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1030" calcext:value-type="float">
            <text:p>91030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98031" calcext:value-type="float">
            <text:p>98031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4283" calcext:value-type="float">
            <text:p>124283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8362" calcext:value-type="float">
            <text:p>148362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73397" calcext:value-type="float">
            <text:p>173397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99929" calcext:value-type="float">
            <text:p>199929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43442" calcext:value-type="float">
            <text:p>243442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69926" calcext:value-type="float">
            <text:p>269926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42366" calcext:value-type="float">
            <text:p>34236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0053" calcext:value-type="float">
            <text:p>80053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98029" calcext:value-type="float">
            <text:p>9802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39219" calcext:value-type="float">
            <text:p>139219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54963" calcext:value-type="float">
            <text:p>154963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71064" calcext:value-type="float">
            <text:p>171064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24945" calcext:value-type="float">
            <text:p>224945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81254" calcext:value-type="float">
            <text:p>281254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79149" calcext:value-type="float">
            <text:p>279149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99906" calcext:value-type="float">
            <text:p>29990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78369" calcext:value-type="float">
            <text:p>78369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20966" calcext:value-type="float">
            <text:p>120966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41739" calcext:value-type="float">
            <text:p>141739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52383" calcext:value-type="float">
            <text:p>152383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77299" calcext:value-type="float">
            <text:p>177299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28384" calcext:value-type="float">
            <text:p>228384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31385" calcext:value-type="float">
            <text:p>231385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61683" calcext:value-type="float">
            <text:p>261683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98887" calcext:value-type="float">
            <text:p>29888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4436" calcext:value-type="float">
            <text:p>84436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97561" calcext:value-type="float">
            <text:p>97561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47850" calcext:value-type="float">
            <text:p>147850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67462" calcext:value-type="float">
            <text:p>167462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86769" calcext:value-type="float">
            <text:p>186769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98567" calcext:value-type="float">
            <text:p>198567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31163" calcext:value-type="float">
            <text:p>231163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61992" calcext:value-type="float">
            <text:p>261992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23158" calcext:value-type="float">
            <text:p>32315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3025" calcext:value-type="float">
            <text:p>93025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99737" calcext:value-type="float">
            <text:p>99737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31647" calcext:value-type="float">
            <text:p>131647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7926" calcext:value-type="float">
            <text:p>147926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00739" calcext:value-type="float">
            <text:p>200739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96342" calcext:value-type="float">
            <text:p>196342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78974" calcext:value-type="float">
            <text:p>278974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67626" calcext:value-type="float">
            <text:p>267626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53820" calcext:value-type="float">
            <text:p>35382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94417" calcext:value-type="float">
            <text:p>94417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97716" calcext:value-type="float">
            <text:p>97716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4188" calcext:value-type="float">
            <text:p>124188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81900" calcext:value-type="float">
            <text:p>181900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07357" calcext:value-type="float">
            <text:p>207357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35302" calcext:value-type="float">
            <text:p>235302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65920" calcext:value-type="float">
            <text:p>265920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74740" calcext:value-type="float">
            <text:p>27474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97712" calcext:value-type="float">
            <text:p>29771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79204" calcext:value-type="float">
            <text:p>79204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02907" calcext:value-type="float">
            <text:p>102907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3175" calcext:value-type="float">
            <text:p>123175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67834" calcext:value-type="float">
            <text:p>167834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17720" calcext:value-type="float">
            <text:p>217720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01339" calcext:value-type="float">
            <text:p>201339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30438" calcext:value-type="float">
            <text:p>230438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319432" calcext:value-type="float">
            <text:p>319432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29197" calcext:value-type="float">
            <text:p>32919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3414" calcext:value-type="float">
            <text:p>83414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18783" calcext:value-type="float">
            <text:p>118783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26765" calcext:value-type="float">
            <text:p>126765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7373" calcext:value-type="float">
            <text:p>147373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05747" calcext:value-type="float">
            <text:p>205747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27685" calcext:value-type="float">
            <text:p>227685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46761" calcext:value-type="float">
            <text:p>246761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68868" calcext:value-type="float">
            <text:p>268868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97357" calcext:value-type="float">
            <text:p>29735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83917" calcext:value-type="float">
            <text:p>83917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97786" calcext:value-type="float">
            <text:p>97786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41510" calcext:value-type="float">
            <text:p>141510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46517" calcext:value-type="float">
            <text:p>146517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00428" calcext:value-type="float">
            <text:p>200428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16794" calcext:value-type="float">
            <text:p>216794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269366" calcext:value-type="float">
            <text:p>269366</text:p>
          </table:table-cell>
          <table:table-cell/>
          <table:table-cell office:value-type="float" office:value="11300" calcext:value-type="float">
            <text:p>11300</text:p>
          </table:table-cell>
          <table:table-cell office:value-type="float" office:value="265549" calcext:value-type="float">
            <text:p>265549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309357" calcext:value-type="float">
            <text:p>30935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table:formula="of:=SUM([.B19:.B33])/15" office:value-type="float" office:value="84615.1333333333" calcext:value-type="float">
            <text:p>84615,1333333333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E19:.E33])/15" office:value-type="float" office:value="104305.266666667" calcext:value-type="float">
            <text:p>104305,266666667</text:p>
          </table:table-cell>
          <table:table-cell/>
          <table:table-cell office:value-type="float" office:value="7800" calcext:value-type="float">
            <text:p>7800</text:p>
          </table:table-cell>
          <table:table-cell table:formula="of:=SUM([.H19:.H33])/15" office:value-type="float" office:value="131525.266666667" calcext:value-type="float">
            <text:p>131525,266666667</text:p>
          </table:table-cell>
          <table:table-cell/>
          <table:table-cell office:value-type="float" office:value="8500" calcext:value-type="float">
            <text:p>8500</text:p>
          </table:table-cell>
          <table:table-cell table:formula="of:=SUM([.K19:.K33])/15" office:value-type="float" office:value="154291.533333333" calcext:value-type="float">
            <text:p>154291,533333333</text:p>
          </table:table-cell>
          <table:table-cell/>
          <table:table-cell office:value-type="float" office:value="9200" calcext:value-type="float">
            <text:p>9200</text:p>
          </table:table-cell>
          <table:table-cell table:formula="of:=SUM([.N19:.N33])/15" office:value-type="float" office:value="187051.8" calcext:value-type="float">
            <text:p>187051,8</text:p>
          </table:table-cell>
          <table:table-cell/>
          <table:table-cell office:value-type="float" office:value="9900" calcext:value-type="float">
            <text:p>9900</text:p>
          </table:table-cell>
          <table:table-cell table:formula="of:=SUM([.Q19:.Q33])/15" office:value-type="float" office:value="213417.6" calcext:value-type="float">
            <text:p>213417,6</text:p>
          </table:table-cell>
          <table:table-cell/>
          <table:table-cell office:value-type="float" office:value="10600" calcext:value-type="float">
            <text:p>10600</text:p>
          </table:table-cell>
          <table:table-cell table:formula="of:=SUM([.T19:.T33])/15" office:value-type="float" office:value="251316.533333333" calcext:value-type="float">
            <text:p>251316,533333333</text:p>
          </table:table-cell>
          <table:table-cell/>
          <table:table-cell office:value-type="float" office:value="11300" calcext:value-type="float">
            <text:p>11300</text:p>
          </table:table-cell>
          <table:table-cell table:formula="of:=SUM([.W19:.W33])/15" office:value-type="float" office:value="280959.133333333" calcext:value-type="float">
            <text:p>280959,133333333</text:p>
          </table:table-cell>
          <table:table-cell/>
          <table:table-cell office:value-type="float" office:value="12000" calcext:value-type="float">
            <text:p>12000</text:p>
          </table:table-cell>
          <table:table-cell table:formula="of:=SUM([.Z19:.Z33])/15" office:value-type="float" office:value="329192.8" calcext:value-type="float">
            <text:p>329192,8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38729" calcext:value-type="float">
            <text:p>338729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376631" calcext:value-type="float">
            <text:p>376631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21520" calcext:value-type="float">
            <text:p>421520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462674" calcext:value-type="float">
            <text:p>462674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596648" calcext:value-type="float">
            <text:p>596648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679374" calcext:value-type="float">
            <text:p>679374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641570" calcext:value-type="float">
            <text:p>641570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659766" calcext:value-type="float">
            <text:p>659766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34560" calcext:value-type="float">
            <text:p>334560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425007" calcext:value-type="float">
            <text:p>425007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74661" calcext:value-type="float">
            <text:p>474661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515319" calcext:value-type="float">
            <text:p>515319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560470" calcext:value-type="float">
            <text:p>560470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573655" calcext:value-type="float">
            <text:p>573655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729640" calcext:value-type="float">
            <text:p>729640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705351" calcext:value-type="float">
            <text:p>705351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33226" calcext:value-type="float">
            <text:p>333226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390630" calcext:value-type="float">
            <text:p>390630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49339" calcext:value-type="float">
            <text:p>449339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523436" calcext:value-type="float">
            <text:p>523436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532003" calcext:value-type="float">
            <text:p>532003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638426" calcext:value-type="float">
            <text:p>638426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622650" calcext:value-type="float">
            <text:p>622650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726494" calcext:value-type="float">
            <text:p>726494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99814" calcext:value-type="float">
            <text:p>399814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388132" calcext:value-type="float">
            <text:p>388132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92871" calcext:value-type="float">
            <text:p>492871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483613" calcext:value-type="float">
            <text:p>483613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587780" calcext:value-type="float">
            <text:p>587780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571664" calcext:value-type="float">
            <text:p>571664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671165" calcext:value-type="float">
            <text:p>671165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844192" calcext:value-type="float">
            <text:p>844192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41115" calcext:value-type="float">
            <text:p>341115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384917" calcext:value-type="float">
            <text:p>384917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74374" calcext:value-type="float">
            <text:p>474374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564430" calcext:value-type="float">
            <text:p>564430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505291" calcext:value-type="float">
            <text:p>505291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578516" calcext:value-type="float">
            <text:p>578516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694488" calcext:value-type="float">
            <text:p>694488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832170" calcext:value-type="float">
            <text:p>832170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414846" calcext:value-type="float">
            <text:p>414846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425209" calcext:value-type="float">
            <text:p>425209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22499" calcext:value-type="float">
            <text:p>422499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464082" calcext:value-type="float">
            <text:p>464082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608457" calcext:value-type="float">
            <text:p>608457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561223" calcext:value-type="float">
            <text:p>561223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768246" calcext:value-type="float">
            <text:p>768246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651495" calcext:value-type="float">
            <text:p>651495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41409" calcext:value-type="float">
            <text:p>341409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375107" calcext:value-type="float">
            <text:p>375107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17391" calcext:value-type="float">
            <text:p>417391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457254" calcext:value-type="float">
            <text:p>457254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518779" calcext:value-type="float">
            <text:p>518779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736528" calcext:value-type="float">
            <text:p>736528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742257" calcext:value-type="float">
            <text:p>742257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651651" calcext:value-type="float">
            <text:p>651651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424826" calcext:value-type="float">
            <text:p>424826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371010" calcext:value-type="float">
            <text:p>371010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92485" calcext:value-type="float">
            <text:p>492485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460868" calcext:value-type="float">
            <text:p>460868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606115" calcext:value-type="float">
            <text:p>606115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565412" calcext:value-type="float">
            <text:p>565412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668425" calcext:value-type="float">
            <text:p>668425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728687" calcext:value-type="float">
            <text:p>728687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409688" calcext:value-type="float">
            <text:p>409688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433657" calcext:value-type="float">
            <text:p>433657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13462" calcext:value-type="float">
            <text:p>413462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462234" calcext:value-type="float">
            <text:p>462234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504840" calcext:value-type="float">
            <text:p>504840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601227" calcext:value-type="float">
            <text:p>601227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616670" calcext:value-type="float">
            <text:p>616670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815637" calcext:value-type="float">
            <text:p>815637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422490" calcext:value-type="float">
            <text:p>422490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436850" calcext:value-type="float">
            <text:p>436850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17809" calcext:value-type="float">
            <text:p>417809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526357" calcext:value-type="float">
            <text:p>526357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504007" calcext:value-type="float">
            <text:p>504007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593790" calcext:value-type="float">
            <text:p>593790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714027" calcext:value-type="float">
            <text:p>714027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709210" calcext:value-type="float">
            <text:p>709210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90646" calcext:value-type="float">
            <text:p>390646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450820" calcext:value-type="float">
            <text:p>450820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52485" calcext:value-type="float">
            <text:p>452485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457606" calcext:value-type="float">
            <text:p>457606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505159" calcext:value-type="float">
            <text:p>505159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611189" calcext:value-type="float">
            <text:p>611189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802715" calcext:value-type="float">
            <text:p>802715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827771" calcext:value-type="float">
            <text:p>827771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34974" calcext:value-type="float">
            <text:p>334974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374127" calcext:value-type="float">
            <text:p>374127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13959" calcext:value-type="float">
            <text:p>413959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573802" calcext:value-type="float">
            <text:p>573802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534556" calcext:value-type="float">
            <text:p>534556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577420" calcext:value-type="float">
            <text:p>577420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704646" calcext:value-type="float">
            <text:p>704646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816534" calcext:value-type="float">
            <text:p>816534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72461" calcext:value-type="float">
            <text:p>372461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405065" calcext:value-type="float">
            <text:p>405065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27019" calcext:value-type="float">
            <text:p>427019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457443" calcext:value-type="float">
            <text:p>457443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504650" calcext:value-type="float">
            <text:p>504650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606673" calcext:value-type="float">
            <text:p>606673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605319" calcext:value-type="float">
            <text:p>605319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655679" calcext:value-type="float">
            <text:p>655679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73925" calcext:value-type="float">
            <text:p>373925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377913" calcext:value-type="float">
            <text:p>377913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431138" calcext:value-type="float">
            <text:p>431138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457444" calcext:value-type="float">
            <text:p>457444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662911" calcext:value-type="float">
            <text:p>662911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554877" calcext:value-type="float">
            <text:p>554877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621597" calcext:value-type="float">
            <text:p>621597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663321" calcext:value-type="float">
            <text:p>663321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float" office:value="337316" calcext:value-type="float">
            <text:p>337316</text:p>
          </table:table-cell>
          <table:table-cell/>
          <table:table-cell office:value-type="float" office:value="13400" calcext:value-type="float">
            <text:p>13400</text:p>
          </table:table-cell>
          <table:table-cell office:value-type="float" office:value="376986" calcext:value-type="float">
            <text:p>376986</text:p>
          </table:table-cell>
          <table:table-cell/>
          <table:table-cell office:value-type="float" office:value="14100" calcext:value-type="float">
            <text:p>14100</text:p>
          </table:table-cell>
          <table:table-cell office:value-type="float" office:value="501477" calcext:value-type="float">
            <text:p>501477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457445" calcext:value-type="float">
            <text:p>457445</text:p>
          </table:table-cell>
          <table:table-cell/>
          <table:table-cell office:value-type="float" office:value="15500" calcext:value-type="float">
            <text:p>15500</text:p>
          </table:table-cell>
          <table:table-cell office:value-type="float" office:value="613536" calcext:value-type="float">
            <text:p>613536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599162" calcext:value-type="float">
            <text:p>599162</text:p>
          </table:table-cell>
          <table:table-cell/>
          <table:table-cell office:value-type="float" office:value="16900" calcext:value-type="float">
            <text:p>16900</text:p>
          </table:table-cell>
          <table:table-cell office:value-type="float" office:value="708656" calcext:value-type="float">
            <text:p>708656</text:p>
          </table:table-cell>
          <table:table-cell/>
          <table:table-cell office:value-type="float" office:value="17600" calcext:value-type="float">
            <text:p>17600</text:p>
          </table:table-cell>
          <table:table-cell office:value-type="float" office:value="681692" calcext:value-type="float">
            <text:p>681692</text:p>
          </table:table-cell>
          <table:table-cell table:number-columns-repeated="3"/>
        </table:table-row>
        <table:table-row table:style-name="ro1">
          <table:table-cell office:value-type="float" office:value="12700" calcext:value-type="float">
            <text:p>12700</text:p>
          </table:table-cell>
          <table:table-cell table:formula="of:=SUM([.B37:.B51])/15" office:value-type="float" office:value="371335" calcext:value-type="float">
            <text:p>371335</text:p>
          </table:table-cell>
          <table:table-cell/>
          <table:table-cell office:value-type="float" office:value="13400" calcext:value-type="float">
            <text:p>13400</text:p>
          </table:table-cell>
          <table:table-cell table:formula="of:=SUM([.E37:.E51])/15" office:value-type="float" office:value="399470.733333333" calcext:value-type="float">
            <text:p>399470,733333333</text:p>
          </table:table-cell>
          <table:table-cell/>
          <table:table-cell office:value-type="float" office:value="14100" calcext:value-type="float">
            <text:p>14100</text:p>
          </table:table-cell>
          <table:table-cell table:formula="of:=SUM([.H37:.H51])/15" office:value-type="float" office:value="446832.6" calcext:value-type="float">
            <text:p>446832,6</text:p>
          </table:table-cell>
          <table:table-cell/>
          <table:table-cell office:value-type="float" office:value="14800" calcext:value-type="float">
            <text:p>14800</text:p>
          </table:table-cell>
          <table:table-cell office:value-type="float" office:value="457446" calcext:value-type="float">
            <text:p>457446</text:p>
          </table:table-cell>
          <table:table-cell/>
          <table:table-cell office:value-type="float" office:value="15500" calcext:value-type="float">
            <text:p>15500</text:p>
          </table:table-cell>
          <table:table-cell table:formula="of:=SUM([.N37:.N51])/15" office:value-type="float" office:value="556346.8" calcext:value-type="float">
            <text:p>556346,8</text:p>
          </table:table-cell>
          <table:table-cell/>
          <table:table-cell office:value-type="float" office:value="16200" calcext:value-type="float">
            <text:p>16200</text:p>
          </table:table-cell>
          <table:table-cell table:formula="of:=SUM([.Q37:.Q51])/15" office:value-type="float" office:value="603275.733333333" calcext:value-type="float">
            <text:p>603275,733333333</text:p>
          </table:table-cell>
          <table:table-cell/>
          <table:table-cell office:value-type="float" office:value="16900" calcext:value-type="float">
            <text:p>16900</text:p>
          </table:table-cell>
          <table:table-cell table:formula="of:=SUM([.T37:.T51])/15" office:value-type="float" office:value="687471.4" calcext:value-type="float">
            <text:p>687471,4</text:p>
          </table:table-cell>
          <table:table-cell/>
          <table:table-cell office:value-type="float" office:value="17600" calcext:value-type="float">
            <text:p>17600</text:p>
          </table:table-cell>
          <table:table-cell table:formula="of:=SUM([.W37:.W51])/15" office:value-type="float" office:value="731310" calcext:value-type="float">
            <text:p>731310</text:p>
          </table:table-cell>
          <table:table-cell table:number-columns-repeated="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922211" calcext:value-type="float">
            <text:p>922211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820181" calcext:value-type="float">
            <text:p>820181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824967" calcext:value-type="float">
            <text:p>824967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769720" calcext:value-type="float">
            <text:p>769720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708224" calcext:value-type="float">
            <text:p>708224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906637" calcext:value-type="float">
            <text:p>906637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734216" calcext:value-type="float">
            <text:p>734216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766162" calcext:value-type="float">
            <text:p>766162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707848" calcext:value-type="float">
            <text:p>707848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853545" calcext:value-type="float">
            <text:p>853545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708869" calcext:value-type="float">
            <text:p>708869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764892" calcext:value-type="float">
            <text:p>764892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772386" calcext:value-type="float">
            <text:p>772386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1003586" calcext:value-type="float">
            <text:p>1003586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833156" calcext:value-type="float">
            <text:p>833156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865279" calcext:value-type="float">
            <text:p>865279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848385" calcext:value-type="float">
            <text:p>848385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833566" calcext:value-type="float">
            <text:p>833566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1008070" calcext:value-type="float">
            <text:p>1008070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827149" calcext:value-type="float">
            <text:p>827149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753481" calcext:value-type="float">
            <text:p>753481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956175" calcext:value-type="float">
            <text:p>956175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717433" calcext:value-type="float">
            <text:p>717433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762509" calcext:value-type="float">
            <text:p>762509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742321" calcext:value-type="float">
            <text:p>742321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788127" calcext:value-type="float">
            <text:p>788127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716282" calcext:value-type="float">
            <text:p>716282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761429" calcext:value-type="float">
            <text:p>761429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float" office:value="706954" calcext:value-type="float">
            <text:p>706954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931556" calcext:value-type="float">
            <text:p>931556</text:p>
          </table:table-cell>
          <table:table-cell table:number-columns-repeated="21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formula="of:=SUM([.B56:.B70])/15" office:value-type="float" office:value="780320.2" calcext:value-type="float">
            <text:p>780320,2</text:p>
          </table:table-cell>
          <table:table-cell/>
          <table:table-cell office:value-type="float" office:value="19000" calcext:value-type="float">
            <text:p>19000</text:p>
          </table:table-cell>
          <table:table-cell table:formula="of:=SUM([.E56:.E70])/15" office:value-type="float" office:value="840700.866666667" calcext:value-type="float">
            <text:p>840700,866666667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2:56:17.577653140</meta:creation-date>
    <dc:date>2019-03-09T16:07:08.721213538</dc:date>
    <meta:editing-duration>PT2H38M10S</meta:editing-duration>
    <meta:editing-cycles>1</meta:editing-cycles>
    <meta:document-statistic meta:table-count="1" meta:cell-count="896" meta:object-count="0"/>
    <meta:generator>LibreOffice/6.0.7.3$Linux_X86_64 LibreOffice_project/00m0$Build-3</meta:generator>
  </office:meta>
</office:document-meta>
</file>